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377" officeooo:paragraph-rsid="001dd377"/>
    </style:style>
    <style:style style:name="P2" style:family="paragraph" style:parent-style-name="Standard" style:list-style-name="L1">
      <style:text-properties officeooo:rsid="001dd377" officeooo:paragraph-rsid="001dd3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rategy of Model Building in Population Biology</text:p>
      <text:p text:style-name="P1">Richard Levins 1966</text:p>
      <text:p text:style-name="P1"/>
      <text:p text:style-name="P1">Managable models which maximise generality, realism, and precision toward the overlapping but non-identical goals of understanding, predicting, and modifying nature</text:p>
      <text:list xml:id="list3573013587" text:style-name="L1">
        <text:list-item>
          <text:p text:style-name="P2">Sacrifice generality to realism and precision – fishery biologists, accurate measurements, precise &amp; testable predictions</text:p>
        </text:list-item>
        <text:list-item>
          <text:p text:style-name="P2">Sacrifice realism to generality and precision – physicists who do biology </text:p>
        </text:list-item>
        <text:list-item>
          <text:p text:style-name="P2">Sacrifice precision to generality and realism </text:p>
        </text:list-item>
      </text:list>
      <text:p text:style-name="P1"/>
      <text:p text:style-name="P1">Robust theorem considers that species will evolve broad niches in uncertain environments and tend towards polymorphis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0:12:41.143630518</meta:creation-date>
    <dc:date>2020-01-15T14:36:08.478767445</dc:date>
    <meta:editing-duration>PT14H13M17S</meta:editing-duration>
    <meta:editing-cycles>1</meta:editing-cycles>
    <meta:document-statistic meta:table-count="0" meta:image-count="0" meta:object-count="0" meta:page-count="1" meta:paragraph-count="7" meta:word-count="80" meta:character-count="599" meta:non-whitespace-character-count="524"/>
    <meta:generator>LibreOffice/6.0.7.3$Linux_X86_64 LibreOffice_project/00m0$Build-3</meta:generator>
  </office:meta>
</office:document-meta>
</file>